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libri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libri" fo:font-size="11pt" style:font-size-asian="11pt" style:font-size-complex="11pt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y ffmpeg one gets frame by frame: ffmpeg -i Rekisteri_4_short.mp4 -r 1/1 %03d.jp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nd to check resolution: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ython3 ~/PycharmProjects/Plate2Letters/showPictureMatplotlib.py 001.jpg by zooming it seem the minimum resolution is 8x12, try also 10x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from video get frames to images by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~/Videos$ python3 ~/PycharmProjects/Rekkari/video2images.py "Rekkari_test_gate_100sec.mp4" 140 1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m image get plate by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~/Videos$ python3 ~/PycharmProjects/Plate2Letters/rekkariDetectionSave.py 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this results to single plate image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this single plate image one gets lots of 3+1+3 rectangles, starting from the biggest possible by mySlices.p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aining task is to identify single charact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ka@mka-HP:~/Videos$ python3 ~/PycharmProjects/Plate2Letters/getPlateWithKNN.py './0-435.jpg' '/home/mka/PycharmProjects/Plate2Letters/GenData4Slices/classifications.txt' '/home/mka/PycharmProjects/Plate2Letters/GenData4Slices/flattened_images-x8-y12.txt' &gt; test.del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3:08:23.738642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9:16:32.356479051</meta:creation-date>
    <dc:date>2017-03-31T13:39:54.054354452</dc:date>
    <meta:editing-duration>PT14M49S</meta:editing-duration>
    <meta:editing-cycles>2</meta:editing-cycles>
    <meta:generator>LibreOffice/5.1.4.2$Linux_X86_64 LibreOffice_project/10m0$Build-2</meta:generator>
    <meta:document-statistic meta:table-count="1" meta:cell-count="11" meta:object-count="0"/>
  </office:meta>
</office:document-meta>
</file>